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5804"/>
    </style:style>
    <style:style style:name="P2" style:family="paragraph" style:parent-style-name="Standard" style:master-page-name="Standard">
      <style:paragraph-properties style:page-number="auto"/>
    </style:style>
    <style:style style:name="T1" style:family="text">
      <style:text-properties officeooo:rsid="000b94b2"/>
    </style:style>
    <style:style style:name="T2" style:family="text">
      <style:text-properties officeooo:rsid="000cdb9f"/>
    </style:style>
    <style:style style:name="T3" style:family="text">
      <style:text-properties officeooo:rsid="000e5804"/>
    </style:style>
    <style:style style:name="T4" style:family="text">
      <style:text-properties officeooo:rsid="001214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patial distribution modeling of Thanatophilus sinuatus</text:span> (Coleoptera: <text:span text:style-name="T1">Silphinae</text:span>) in the Czech Republic</text:p>
      <text:p text:style-name="Standard"/>
      <text:p text:style-name="P1"><text:span text:style-name="T1">Carrion beetles of genus Thantophilus</text:span> are an important part of the North Hemisphere ecosystems. They are providing valuable ecosystem services by promoting nutrient cycling and biological control of pests. <text:span text:style-name="T3">This species is also valuable bio-indicator for forensic entomology. Observation of this species on decease humans can give us valuable informations regarding time of death and possible body manipulation. The presence of Thanatophilus sinuatus is well known in the </text:span>Czech Republic and our goal was to <text:span text:style-name="T1">model the possible occurrence by using statistical methods, which could provide us with more accurate </text:span>. The study <text:span text:style-name="T1">based on observations of the species in the Czech Republic and other Central European countries. </text:span></text:p>
      <text:p text:style-name="P1"/>
      <text:p text:style-name="P1"/>
      <text:p text:style-name="Standard">Keywords: <text:span text:style-name="T4">Coleoptera, </text:span>Silphidae; <text:span text:style-name="T2">Thanatophilus sinuatus</text:span>; <text:span text:style-name="T2">spatial modeling</text:span>; Czech Republic; nature, <text:span text:style-name="T2">Max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ec Pavel</meta:initial-creator>
    <meta:editing-cycles>58</meta:editing-cycles>
    <meta:creation-date>2015-02-26T07:29:00</meta:creation-date>
    <dc:date>2017-03-07T10:34:51.802169607</dc:date>
    <meta:editing-duration>PT17H9M41S</meta:editing-duration>
    <meta:generator>LibreOffice/5.1.6.2$Linux_X86_64 LibreOffice_project/10m0$Build-2</meta:generator>
    <meta:document-statistic meta:table-count="0" meta:image-count="0" meta:object-count="0" meta:page-count="1" meta:paragraph-count="3" meta:word-count="131" meta:character-count="924" meta:non-whitespace-character-count="794"/>
    <meta:user-defined meta:name="AppVersion">15.0000</meta:user-defined>
    <meta:user-defined meta:name="Company">Česká zemědělská univerzita v Pra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